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</office:automatic-styles>
  <office:body>
    <office:text text:use-soft-page-breaks="true">
      <text:p text:style-name="P1"/>
      <text:p text:style-name="P2">Nisse nummer 7:s jul</text:p>
      <text:p text:style-name="P3"><text:s/></text:p>
      <text:p text:style-name="Normal">Det var en gång en tomtenisse han hade ännu inte fått i några tomteverkstad. Han hade sökt och<text:s/>sökt för att få jobbet. Men en dag fick han jobbet. Han gick till verkstaden och såg att verkstaden var större en på bilden han fick.</text:p>
      <text:p text:style-name="Normal">Han gick in och blev guidad av en lucia han fick veta allt sen bara jobbade han.</text:p>
      <text:p text:style-name="Normal">Nissen hade jobbat jätte hårt och det var<text:s/>julafton tomten ville dela ut presenter med en nisse. Lucian<text:s/>sagt till jultomten hur nissarna hade skött sig och eftersom att nisse nummer 7 hade jobbat hårt de 3 senaste månaderna så tomten visste vem han skulle välja. Alla nissarna samlade sig och lyssnade på tomten sa nisse nummer 7:.nummer 7 blev överlycklig han sprang upp till jultomten.</text:p>
      <text:p text:style-name="Normal">De klev på kälken nisse nummer 7 fick<text:s/>hälsa på Rudolf och de andra renarna. Jultomten sa att han redan hade delat ut alla<text:s/>presenterna till alla förutom de fattiga så deras jobb var att dela ut presenter till de fattig.</text:p>
      <text:p text:style-name="P4">(4 timmar senare</text:p>
      <text:p text:style-name="Normal">Efter när de var klara var nisse nummer 7 jätte trött när de åkte tillbaka till verkstaden så fick han äta hur mycket julmat han ville. slut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Rubrik2Char" style:display-name="Rubrik 2 Char" style:family="text" style:parent-style-name="Standardstycketeckensnit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da Edvin Khalili</meta:initial-creator>
    <dc:creator>Arda Edvin Khalili</dc:creator>
    <meta:creation-date>2017-12-18T09:19:00Z</meta:creation-date>
    <dc:date>2017-12-18T10:17:00Z</dc:date>
    <meta:template xlink:href="Normal" xlink:type="simple"/>
    <meta:editing-cycles>6</meta:editing-cycles>
    <meta:editing-duration>PT3480S</meta:editing-duration>
    <meta:document-statistic meta:page-count="1" meta:paragraph-count="2" meta:word-count="174" meta:character-count="1098" meta:row-count="7" meta:non-whitespace-character-count="926"/>
  </office:meta>
</office:document-meta>
</file>